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itionMetadataEqualsHashCodeTests.chil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initionMetadataEqualsHashCodeTests.runtime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initionMetadataEqualsHashCodeTests.roo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initionMetadataEqualsHashCodeTests.rootBeanDefinitionAndMethodOverridesWithDifferentOverloade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initionMetadataEqualsHashCodeTests.setBaseProperties( AbstractBea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initionMetadataEqualsHashCodeTests.assertEqualsAndHashCodeContracts( Object master , Object equal , Object notEqual , Object sub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